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49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3"/>
          <table:table-cell table:number-columns-repeated="6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table:style-name="ce16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20"/>
          <table:table-cell office:value-type="string">
            <text:p>All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3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7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0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3">
          <table:table-cell table:style-name="ce5" office:value-type="string">
            <text:p>Andi Clemens</text:p>
          </table:table-cell>
          <table:table-cell table:style-name="ce9" office:value-type="string">
            <text:p>YES</text:p>
          </table:table-cell>
          <table:table-cell table:style-name="ce14" office:value-type="string">
            <text:p><text:a xlink:href="mailto:andi.clemens@gmx.net">andi.clemens@gmx.net</text:a></text:p>
          </table:table-cell>
          <table:table-cell table:style-name="ce16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0"/>
          <table:table-cell office:value-type="string">
            <text:p>16.10/18.10. and 23.10./25.10.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3">
          <table:table-cell office:value-type="string">
            <text:p>Andreas Huggel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ahuggel@gmx.net">ahuggel@gmx.net</text:a></text:p>
          </table:table-cell>
          <table:table-cell table:style-name="ce16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</table:table-row>
        <table:table-row table:style-name="ro3">
          <table:table-cell office:value-type="string">
            <text:p>Kåre Särs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8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0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3">
          <table:table-cell office:value-type="string">
            <text:p>Luka Renko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table:style-name="ce16"/>
          <table:table-cell table:style-name="ce14" office:value-type="string">
            <text:p>Slovenia</text:p>
          </table:table-cell>
          <table:table-cell office:value-type="string">
            <text:p>Plane + train</text:p>
          </table:table-cell>
          <table:table-cell table:style-name="ce20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3">
          <table:table-cell office:value-type="string">
            <text:p>Pieter Edelma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p.edelman@gmx.net">p.edelman@gmx.net</text:a></text:p>
          </table:table-cell>
          <table:table-cell table:style-name="ce16"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Various kipi-plugins improvements</text:p>
          </table:table-cell>
        </table:table-row>
        <table:table-row table:style-name="ro3">
          <table:table-cell office:value-type="string">
            <text:p>Patrick Spendrin</text:p>
          </table:table-cell>
          <table:table-cell table:style-name="ce9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6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0" office:value-type="string">
            <text:p>~120</text:p>
          </table:table-cell>
          <table:table-cell office:value-type="string">
            <text:p>All except 7./8.11.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4">
          <table:table-cell office:value-type="string">
            <text:p>Michael G. Hansen</text:p>
          </table:table-cell>
          <table:table-cell table:style-name="ce9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16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0" office:value-type="float" office:value="25">
            <text:p>25</text:p>
          </table:table-cell>
          <table:table-cell table:style-name="ce14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3">
          <table:table-cell office:value-type="string">
            <text:p>Torsten Rahn</text:p>
          </table:table-cell>
          <table:table-cell table:style-name="ce10"/>
          <table:table-cell office:value-type="string">
            <text:p><text:a xlink:href="mailto:tackat@kde.org">tackat@kde.org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+kipi-plugins marble integration</text:p>
          </table:table-cell>
        </table:table-row>
        <table:table-row table:style-name="ro3">
          <table:table-cell office:value-type="string">
            <text:p>Mathias Welwarsky</text:p>
          </table:table-cell>
          <table:table-cell table:style-name="ce10"/>
          <table:table-cell office:value-type="string">
            <text:p><text:a xlink:href="mailto:matze@welwarsky.de">matze@welwarsky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batch queue manager parallelization</text:p>
          </table:table-cell>
        </table:table-row>
        <table:table-row table:style-name="ro3">
          <table:table-cell office:value-type="string">
            <text:p>Holger Foerster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hamsi2k@freenet.de">hamsi2k@freenet.de</text:a></text:p>
          </table:table-cell>
          <table:table-cell table:style-name="ce16" office:value-type="string">
            <text:p>+491701034666</text:p>
          </table:table-cell>
          <table:table-cell office:value-type="string">
            <text:p>Dresden, Germany</text:p>
          </table:table-cell>
          <table:table-cell office:value-type="string">
            <text:p>Train</text:p>
          </table:table-cell>
          <table:table-cell table:style-name="ce20" office:value-type="string">
            <text:p>~220</text:p>
          </table:table-cell>
          <table:table-cell table:style-name="ce21" office:value-type="string">
            <text:p>Nov: All weekends excepted 30.09-01.10</text:p>
          </table:table-cell>
          <table:table-cell office:value-type="string">
            <text:p>digiKam MySql Database support</text:p>
          </table:table-cell>
        </table:table-row>
        <table:table-row table:style-name="ro3">
          <table:table-cell office:value-type="string">
            <text:p>Andrea Diamantini</text:p>
          </table:table-cell>
          <table:table-cell table:style-name="ce10"/>
          <table:table-cell table:style-name="ce14" office:value-type="string">
            <text:p><text:a xlink:href="mailto:adjam7@gmail.com">adjam7@gmail.com</text:a></text:p>
          </table:table-cell>
          <table:table-cell table:style-name="ce18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0"/>
          <table:table-cell/>
          <table:table-cell office:value-type="string">
            <text:p>Kipi-plugin Gallery Export improvements</text:p>
          </table:table-cell>
        </table:table-row>
        <table:table-row table:style-name="ro4">
          <table:table-cell office:value-type="string">
            <text:p>Arnd Beacker</text:p>
          </table:table-cell>
          <table:table-cell/>
          <table:table-cell table:style-name="ce14" office:value-type="string">
            <text:p><text:a xlink:href="mailto:arnd.baecker@web.de">arnd.baecker@web.de</text:a></text:p>
          </table:table-cell>
          <table:table-cell table:style-name="ce16"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20"/>
          <table:table-cell table:style-name="ce14"/>
          <table:table-cell office:value-type="string">
            <text:p>digiKam marble integration</text:p>
          </table:table-cell>
        </table:table-row>
        <table:table-row table:style-name="ro3">
          <table:table-cell table:style-name="ce5" office:value-type="string">
            <text:p>Colin Guthrie</text:p>
          </table:table-cell>
          <table:table-cell table:style-name="ce11"/>
          <table:table-cell table:style-name="ce13" office:value-type="string">
            <text:p><text:a xlink:href="mailto:kde@colin.guthr.ie">kde@colin.guthr.ie</text:a></text:p>
          </table:table-cell>
          <table:table-cell table:style-name="ce16" office:value-type="string">
            <text:p>+447801272012</text:p>
          </table:table-cell>
          <table:table-cell table:number-columns-repeated="2"/>
          <table:table-cell table:style-name="ce20"/>
          <table:table-cell/>
          <table:table-cell office:value-type="string">
            <text:p>Web import/export kipi-plugin based on Akonady</text:p>
          </table:table-cell>
        </table:table-row>
        <table:table-row table:style-name="ro3">
          <table:table-cell table:style-name="ce7" office:value-type="string">
            <text:p>Valerio Fuoglio</text:p>
          </table:table-cell>
          <table:table-cell/>
          <table:table-cell office:value-type="string">
            <text:p><text:a xlink:href="mailto:valerio.fuoglio@gmail.com">valerio.fuoglio@gmail.com</text:a></text:p>
          </table:table-cell>
          <table:table-cell table:style-name="ce19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</table:table-row>
        <table:table-row table:style-name="ro3">
          <table:table-cell table:style-name="ce7" office:value-type="string">
            <text:p>Vardhman Jain</text:p>
          </table:table-cell>
          <table:table-cell/>
          <table:table-cell office:value-type="string">
            <text:p><text:a xlink:href="mailto:vardhman@gmail.com">vardhman@gmail.com</text:a></text:p>
          </table:table-cell>
          <table:table-cell table:style-name="ce19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</table:table-row>
        <table:table-row table:style-name="ro3">
          <table:table-cell office:value-type="string">
            <text:p>Orgad Shaneh</text:p>
          </table:table-cell>
          <table:table-cell/>
          <table:table-cell office:value-type="string">
            <text:p><text:a xlink:href="mailto:orgads@gmail.com">orgads@gmail.com</text:a></text:p>
          </table:table-cell>
          <table:table-cell table:style-name="ce19"/>
          <table:table-cell table:number-columns-repeated="4"/>
          <table:table-cell office:value-type="string">
            <text:p>Kipi-plugin Calendar Improvements</text:p>
          </table:table-cell>
        </table:table-row>
        <table:table-row table:style-name="ro3">
          <table:table-cell table:style-name="ce7" office:value-type="string">
            <text:p>Markus Leuthold</text:p>
          </table:table-cell>
          <table:table-cell table:style-name="ce12" office:value-type="string">
            <text:p>NO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19"/>
          <table:table-cell table:number-columns-repeated="5"/>
        </table:table-row>
        <table:table-row table:style-name="ro3">
          <table:table-cell office:value-type="string">
            <text:p>Aurélien Gatteau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8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3">
          <table:table-cell office:value-type="string">
            <text:p>Angelo Naselli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6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0"/>
          <table:table-cell table:number-columns-repeated="2"/>
        </table:table-row>
        <table:table-row table:style-name="ro3">
          <table:table-cell office:value-type="string">
            <text:p>Nicolas Ecureuil</text:p>
            <draw:frame table:end-cell-address="Feuille1.A33" table:end-x="0.422cm" table:end-y="0.396cm" draw:z-index="0" draw:name="https://mail.google.com/mail/images/cleardot.gif" draw:style-name="gr1" draw:text-style-name="P1" svg:width="0.422cm" svg:height="0.47cm" svg:x="0cm" svg:y="0.423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3">
          <table:table-cell office:value-type="string">
            <text:p>Julien Pontabry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<text:a xlink:href="mailto:julien.pontabry@gmail.com">julien.pontabry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3">
          <table:table-cell office:value-type="string">
            <text:p>Julien Narboux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Julien@narboux.fr">Julien@narboux.fr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 table:number-rows-repeated="6">
          <table:table-cell table:style-name="ce7"/>
          <table:table-cell table:number-columns-repeated="8"/>
        </table:table-row>
        <table:table-row table:style-name="ro2">
          <table:table-cell table:style-name="ce7"/>
          <table:table-cell table:number-columns-repeated="8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5">15.09.2009</text:date>, <text:time>18:0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5T18:03:59</dc:date>
    <meta:editing-duration>PT02H33M17S</meta:editing-duration>
    <meta:editing-cycles>50</meta:editing-cycles>
    <meta:generator>OpenOffice.org/3.1$Unix OpenOffice.org_project/310m19$Build-9420</meta:generator>
    <meta:document-statistic meta:table-count="3" meta:cell-count="161" meta:object-count="1"/>
    <meta:user-defined meta:name="Info 1"/>
    <meta:user-defined meta:name="Info 2"/>
    <meta:user-defined meta:name="Info 3"/>
    <meta:user-defined meta:name="Info 4"/>
  </office:meta>
</office:document-meta>
</file>